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1647e0" style:font-size-asian="14pt" style:font-size-complex="14pt"/>
    </style:style>
    <style:style style:name="P3" style:family="paragraph" style:parent-style-name="Standard">
      <style:text-properties fo:font-size="14pt" officeooo:paragraph-rsid="001966af" style:font-size-asian="14pt" style:font-size-complex="14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officeooo:paragraph-rsid="001647e0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6pt" style:font-size-asian="16pt" style:font-size-complex="16pt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master-page-name="Standard">
      <style:paragraph-properties style:page-number="auto"/>
      <style:text-properties fo:font-size="14pt" style:font-size-asian="14pt" style:font-size-complex="14pt"/>
    </style:style>
    <style:style style:name="P9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10" style:family="paragraph" style:parent-style-name="Header">
      <style:paragraph-properties fo:text-align="end" style:justify-single-word="false"/>
      <style:text-properties fo:font-size="10pt" officeooo:rsid="001e2fe6" officeooo:paragraph-rsid="001647e0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47e0" style:font-weight-asian="bold" style:font-weight-complex="bold"/>
    </style:style>
    <style:style style:name="T3" style:family="text">
      <style:text-properties style:font-name="Comic Sans MS" style:font-name-complex="Comic Sans MS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language="en" fo:country="US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officeooo:rsid="002c49de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<text:span text:style-name="T7">ΑΙΤΗΣΗ</text:span><text:tab/><text:tab/><text:tab/><text:tab/><text:tab/></text:p>
      <text:p text:style-name="P1"/>
      <text:p text:style-name="P2">Επώνυμο: <text:span text:style-name="T1">[LAST_NAME]</text:span></text:p>
      <text:p text:style-name="P2">Όνομα: <text:span text:style-name="T1">[FIRST_NAME]</text:span></text:p>
      <text:p text:style-name="P2">Πατρώνυμο: <text:span text:style-name="T1">[FATHER_NAME]</text:span></text:p>
      <text:p text:style-name="P2">Κλάδος: <text:span text:style-name="T1">[SPECIALTY]</text:span></text:p>
      <text:p text:style-name="P2">Οργανική Θέση: <text:span text:style-name="T1">[PRIMARY_SCHOOL]</text:span></text:p>
      <text:p text:style-name="P2">Θέση που υπηρετώ: <text:span text:style-name="T1">[SERVING_SCHOOL]</text:span></text:p>
      <text:p text:style-name="P2">Δ/νση κατοικίας: <text:span text:style-name="T1">[HOME_ADDRESS]</text:span></text:p>
      <text:p text:style-name="P2">Τηλέφωνο: <text:span text:style-name="T1">[MOBILE_PHONE]</text:span></text:p>
      <text:p text:style-name="P1"/>
      <text:p text:style-name="P1"/>
      <text:p text:style-name="P1"/>
      <text:p text:style-name="P6"><text:span text:style-name="T1">ΘΕΜΑ</text:span>: <text:span text:style-name="T4">Χορήγηση ειδικής άδειας</text:span></text:p>
      <text:p text:style-name="P1"/>
      <text:p text:style-name="P1">1.Χορηγηθείσα ειδική άδεια τρέχοντος ημερολογιακού έτους:</text:p>
      <text:p text:style-name="P1">…………………………………………………………………ημέρ……..</text:p>
      <text:p text:style-name="P1">λόγω………………………………………………………………………</text:p>
      <text:p text:style-name="P1"/>
      <text:p text:style-name="P1"/>
      <text:p text:style-name="P1">Ημερομηνία:…………………………………………..</text:p>
      <text:p text:style-name="P1">………… Αιτ……………………</text:p>
      <text:p text:style-name="P3"/>
      <text:p text:style-name="P9">ΠΡΟΣ</text:p>
      <text:p text:style-name="P1"/>
      <text:p text:style-name="P2">Τον κ. Δ/ντή <text:s/>του <text:span text:style-name="T8">1ου ΕΠΑΛ Μοιρών</text:span></text:p>
      <text:p text:style-name="P1"/>
      <text:p text:style-name="P1">Παρακαλώ να μου χορηγήσετε ειδική άδεια βάσει του άρθρου 50 του Ν.3528/9-02-2007 επιπλέον Παρ 1 του άρθρου 51 Ν. 4075/2012</text:p>
      <text:p text:style-name="P1">……………………ημερ…………από…………………………………. μέχρι……………………………..λόγω:</text:p>
      <text:p text:style-name="P1"/>
      <text:p text:style-name="P4">α) γάμου</text:p>
      <text:p text:style-name="P7">Μαζί υποβάλλω και αντίγραφο ληξιαρχικής πράξης γάμου ή πιστοποιητικό τέλεσης γάμου Ιερής Μητρόπολης.</text:p>
      <text:p text:style-name="P1"/>
      <text:p text:style-name="P2"><text:span text:style-name="T1">β) Γέννηση</text:span><text:span text:style-name="T2">ς</text:span><text:span text:style-name="T1"> Τέκνου </text:span><text:span text:style-name="T12">(στον πατέρα υπάλληλο) </text:span><text:span text:style-name="T11">Μαζί υποβάλλω και ληξιαρχική πράξη γέννησης</text:span></text:p>
      <text:p text:style-name="P2"><text:span text:style-name="T1"/></text:p>
      <text:p text:style-name="P2"><text:span text:style-name="T1">γ) </text:span><text:span text:style-name="T1">συμμετοχής σε δίκη.</text:span></text:p>
      <text:p text:style-name="P5"><text:span text:style-name="T9">Μαζί υποβάλλω και βεβαίωση δικαστηρίου.</text:span></text:p>
      <text:p text:style-name="P2"/>
      <text:p text:style-name="P4">ε) ίδιος ή συζύγου ή τέκνου που χρήζει περιοδικής νοσηλείας ή χρειάζεται τακτικές μεταγγίσεις αίματος.</text:p>
      <text:p text:style-name="P7">Μαζί υποβάλλω και γνωμάτευση πρωτοβάθμιας υγειονομικής επιτροπής.</text:p>
      <text:p text:style-name="P1"/>
      <text:p text:style-name="P4">στ) τέκνου με βαριά νοητική στέρηση ή σύνδρομο <text:span text:style-name="T5">Down</text:span>.</text:p>
      <text:p text:style-name="P7">Μαζί υποβάλλω και γνωμάτευση δημοσίου Ιατροπαιδαγωγικού κέντρου ή παιδοψυχιατρικού τμήματος δημοσίου νοσοκομείου.</text:p>
      <text:p text:style-name="P1"/>
      <text:p text:style-name="P4">ζ) υπάλληλοι με ποσοστό αναπηρίας 50% και άνω (6 ημέρες επιπλέον κανονική άδεια)</text:p>
      <text:p text:style-name="P7">Μαζί υποβάλλω και γνωμάτευση πρωτοβάθμιας υγειονομικής επιτροπής.</text:p>
      <text:p text:style-name="P1"/>
      <text:p text:style-name="P2"><text:span text:style-name="T1">θ) θανάτου </text:span><text:span text:style-name="T12">συζύγου. γονιών,τέκνων, αδέλφια, εγγόνια και οι πάπποι εξ αίματος και οι εξ αγχιστείας΄ βαθμού:……………………………………………</text:span></text:p>
      <text:p text:style-name="P5"><text:span text:style-name="T9">(αναφέρετε τη σχέση συγγένειας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1647e0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9mm" fo:margin-bottom="9mm" fo:margin-left="10mm" fo:margin-right="10mm" fo:background-color="#ffffff" style:writing-mode="lr-tb" style:layout-grid-color="#c0c0c0" style:layout-grid-lines="43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7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5-03-31T09:21:00</meta:creation-date>
    <dc:creator>Ιωάννης Χαριτάκης</dc:creator>
    <dc:date>2017-09-28T18:51:27.536435474</dc:date>
    <meta:print-date>2017-09-28T17:23:56.413721980</meta:print-date>
    <meta:editing-cycles>10</meta:editing-cycles>
    <meta:editing-duration>PT1H49M12S</meta:editing-duration>
    <meta:generator>LibreOffice/5.3.6.1$Linux_X86_64 LibreOffice_project/30m0$Build-1</meta:generator>
    <meta:printed-by>Ιωάννης Χαριτάκης</meta:printed-by>
    <meta:document-statistic meta:table-count="0" meta:image-count="0" meta:object-count="0" meta:page-count="1" meta:paragraph-count="35" meta:word-count="199" meta:character-count="1591" meta:non-whitespace-character-count="1420"/>
  </office:meta>
</office:document-meta>
</file>